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46.0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 Means Bisect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6.62244897959184" calcext:value-type="float">
            <text:p>6.62244897959184</text:p>
          </table:table-cell>
          <table:table-cell office:value-type="float" office:value="2.98367346938775" calcext:value-type="float">
            <text:p>2.98367346938775</text:p>
          </table:table-cell>
          <table:table-cell office:value-type="float" office:value="5.5734693877551" calcext:value-type="float">
            <text:p>5.5734693877551</text:p>
          </table:table-cell>
          <table:table-cell office:value-type="float" office:value="2.03265306122449" calcext:value-type="float">
            <text:p>2.03265306122449</text:p>
          </table:table-cell>
          <table:table-cell office:value-type="float" office:value="1.99999999999" calcext:value-type="float">
            <text:p>1.99999999999</text:p>
          </table:table-cell>
        </table:table-row>
        <table:table-row table:style-name="ro1">
          <table:table-cell office:value-type="float" office:value="5.00408163265306" calcext:value-type="float">
            <text:p>5.00408163265306</text:p>
          </table:table-cell>
          <table:table-cell office:value-type="float" office:value="3.41632653061224" calcext:value-type="float">
            <text:p>3.41632653061224</text:p>
          </table:table-cell>
          <table:table-cell office:value-type="float" office:value="1.46530612244898" calcext:value-type="float">
            <text:p>1.46530612244898</text:p>
          </table:table-cell>
          <table:table-cell office:value-type="float" office:value="0.244897959183673" calcext:value-type="float">
            <text:p>0.244897959183673</text:p>
          </table:table-cell>
          <table:table-cell office:value-type="string" calcext:value-type="string">
            <text:p>2.9999999999 999996</text:p>
          </table:table-cell>
        </table:table-row>
        <table:table-row table:style-name="ro1">
          <table:table-cell office:value-type="float" office:value="5.9156862745098" calcext:value-type="float">
            <text:p>5.9156862745098</text:p>
          </table:table-cell>
          <table:table-cell office:value-type="float" office:value="2.76470588235294" calcext:value-type="float">
            <text:p>2.76470588235294</text:p>
          </table:table-cell>
          <table:table-cell office:value-type="float" office:value="4.26470588235294" calcext:value-type="float">
            <text:p>4.26470588235294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.019607843137 2548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K Means </text:p>
          </table:table-cell>
          <table:table-cell table:number-columns-repeated="4"/>
        </table:table-row>
        <table:table-row table:style-name="ro1">
          <table:table-cell office:value-type="float" office:value="6.62244897959184" calcext:value-type="float">
            <text:p>6.62244897959184</text:p>
          </table:table-cell>
          <table:table-cell office:value-type="float" office:value="2.98367346938775" calcext:value-type="float">
            <text:p>2.98367346938775</text:p>
          </table:table-cell>
          <table:table-cell office:value-type="float" office:value="5.5734693877551" calcext:value-type="float">
            <text:p>5.5734693877551</text:p>
          </table:table-cell>
          <table:table-cell office:value-type="float" office:value="2.03265306122449" calcext:value-type="float">
            <text:p>2.032653061224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5.00408163265306" calcext:value-type="float">
            <text:p>5.00408163265306</text:p>
          </table:table-cell>
          <table:table-cell office:value-type="float" office:value="3.41632653061224" calcext:value-type="float">
            <text:p>3.41632653061224</text:p>
          </table:table-cell>
          <table:table-cell office:value-type="float" office:value="1.46530612244898" calcext:value-type="float">
            <text:p>1.46530612244898</text:p>
          </table:table-cell>
          <table:table-cell office:value-type="float" office:value="0.244897959183673" calcext:value-type="float">
            <text:p>0.2448979591836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9156862745098" calcext:value-type="float">
            <text:p>5.9156862745098</text:p>
          </table:table-cell>
          <table:table-cell table:style-name="ce1" office:value-type="float" office:value="2.76470588235294" calcext:value-type="float">
            <text:p>2.76470588235294</text:p>
          </table:table-cell>
          <table:table-cell office:value-type="float" office:value="4.26470588235294" calcext:value-type="float">
            <text:p>4.26470588235294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01960784313725" calcext:value-type="float">
            <text:p>1.01960784313725</text:p>
          </table:table-cell>
        </table:table-row>
        <table:table-row table:style-name="ro1">
          <table:table-cell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6:49:30.111430899</meta:creation-date>
    <dc:date>2018-11-30T17:06:47.220555386</dc:date>
    <meta:editing-duration>PT17M20S</meta:editing-duration>
    <meta:editing-cycles>3</meta:editing-cycles>
    <meta:generator>LibreOffice/6.0.3.2$Linux_X86_64 LibreOffice_project/00m0$Build-2</meta:generator>
    <meta:document-statistic meta:table-count="1" meta:cell-count="32" meta:object-count="0"/>
  </office:meta>
</office:document-meta>
</file>